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ea5c" officeooo:paragraph-rsid="0016ea5c"/>
    </style:style>
    <style:style style:name="P2" style:family="paragraph" style:parent-style-name="Standard">
      <style:text-properties fo:color="#800000" officeooo:rsid="0016ea5c" officeooo:paragraph-rsid="0016ea5c"/>
    </style:style>
    <style:style style:name="P3" style:family="paragraph" style:parent-style-name="Standard">
      <style:text-properties officeooo:rsid="0017ebc1" officeooo:paragraph-rsid="0017ebc1"/>
    </style:style>
    <style:style style:name="P4" style:family="paragraph" style:parent-style-name="Standard">
      <style:text-properties officeooo:rsid="00182074" officeooo:paragraph-rsid="00182074"/>
    </style:style>
    <style:style style:name="P5" style:family="paragraph" style:parent-style-name="Standard">
      <style:text-properties fo:color="#ff3333" officeooo:rsid="00182074" officeooo:paragraph-rsid="001820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ataset= 15 prots </text:p>
      <text:p text:style-name="P4"/>
      <text:p text:style-name="P1">Model Training Program is running...</text:p>
      <text:p text:style-name="P2">RBF KERNEL TYPE</text:p>
      <text:p text:style-name="P2">RESULTS FOR SLIDING WINDOW <text:s/>1</text:p>
      <text:p text:style-name="P1">Confusion matrix, without normalization</text:p>
      <text:p text:style-name="P1">[[16504 <text:s text:c="4"/>0]</text:p>
      <text:p text:style-name="P1"><text:s/>[ 5661 <text:s text:c="4"/>0]]</text:p>
      <text:p text:style-name="P1">Normalized confusion matrix</text:p>
      <text:p text:style-name="P1">[[ 1. <text:s/>0.]</text:p>
      <text:p text:style-name="P1"><text:s/>[ 1. <text:s/>0.]]</text:p>
      <text:p text:style-name="P1">/home/u2351/.local/lib/python3.5/site-packages/sklearn/metrics/classification.py:1135: UndefinedMetricWarning: Precision and F-score are ill-defined and being set to 0.0 in labels with no predicted samples.</text:p>
      <text:p text:style-name="P1"><text:s text:c="2"/>'precision', 'predicted', average, warn_for)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74 <text:s text:c="5"/>1.00 <text:s text:c="5"/>0.85 <text:s text:c="4"/>16504</text:p>
      <text:p text:style-name="P1">Class 1 == beta barrel <text:s text:c="6"/>0.00 <text:s text:c="5"/>0.00 <text:s text:c="5"/>0.00 <text:s text:c="5"/>5661</text:p>
      <text:p text:style-name="P1"/>
      <text:p text:style-name="P1"><text:s text:c="11"/>avg / total <text:s text:c="6"/>0.55 <text:s text:c="5"/>0.74 <text:s text:c="5"/>0.64 <text:s text:c="4"/>22165</text:p>
      <text:p text:style-name="P1"/>
      <text:p text:style-name="P1">[ 0.74447452 <text:s/>0.74464245 <text:s/>0.74464245 <text:s/>0.74464245 <text:s/>0.74458484]</text:p>
      <text:p text:style-name="P1">The accuracy for a sliding window of 1: 0.7446 (+/- 0.0001)</text:p>
      <text:p text:style-name="P1">Cross-Predicted Accuracy: -0.343007755696</text:p>
      <text:p text:style-name="P1"/>
      <text:p text:style-name="P1"/>
      <text:p text:style-name="P1"/>
      <text:p text:style-name="P2">POLYNOMIAL KERNEL TYPE</text:p>
      <text:p text:style-name="P2">RESULTS FOR SLIDING WINDOW <text:s/>1</text:p>
      <text:p text:style-name="P1">Confusion matrix, without normalization</text:p>
      <text:p text:style-name="P1">[[16504 <text:s text:c="4"/>0]</text:p>
      <text:p text:style-name="P1"><text:s/>[ 5661 <text:s text:c="4"/>0]]</text:p>
      <text:p text:style-name="P1">Normalized confusion matrix</text:p>
      <text:p text:style-name="P1">[[ 1. <text:s/>0.]</text:p>
      <text:p text:style-name="P1"><text:s/>[ 1. <text:s/>0.]]</text:p>
      <text:p text:style-name="P1">/home/u2351/.local/lib/python3.5/site-packages/sklearn/metrics/classification.py:1135: UndefinedMetricWarning: Precision and F-score are ill-defined and being set to 0.0 in labels with no predicted samples.</text:p>
      <text:p text:style-name="P1"><text:s text:c="2"/>'precision', 'predicted', average, warn_for)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74 <text:s text:c="5"/>1.00 <text:s text:c="5"/>0.85 <text:s text:c="4"/>16504</text:p>
      <text:p text:style-name="P1">Class 1 == beta barrel <text:s text:c="6"/>0.00 <text:s text:c="5"/>0.00 <text:s text:c="5"/>0.00 <text:s text:c="5"/>5661</text:p>
      <text:p text:style-name="P1"/>
      <text:p text:style-name="P1"><text:s text:c="11"/>avg / total <text:s text:c="6"/>0.55 <text:s text:c="5"/>0.74 <text:s text:c="5"/>0.64 <text:s text:c="4"/>22165</text:p>
      <text:p text:style-name="P1"/>
      <text:p text:style-name="P1">[ 0.74447452 <text:s/>0.74464245 <text:s/>0.74464245 <text:s/>0.74464245 <text:s/>0.74458484]</text:p>
      <text:p text:style-name="P1">The accuracy for a sliding window of 1: 0.7446 (+/- 0.0001)</text:p>
      <text:p text:style-name="P1"><text:soft-page-break/>Cross-Predicted Accuracy: -0.343007755696</text:p>
      <text:p text:style-name="P1"/>
      <text:p text:style-name="P1"/>
      <text:p text:style-name="P1"/>
      <text:p text:style-name="P2">SIGMOID KERNEL TYPE</text:p>
      <text:p text:style-name="P2">RESULTS FOR SLIDING WINDOW <text:s/>1</text:p>
      <text:p text:style-name="P1">Confusion matrix, without normalization</text:p>
      <text:p text:style-name="P1">[[16504 <text:s text:c="4"/>0]</text:p>
      <text:p text:style-name="P1"><text:s/>[ 5661 <text:s text:c="4"/>0]]</text:p>
      <text:p text:style-name="P1">Normalized confusion matrix</text:p>
      <text:p text:style-name="P1">[[ 1. <text:s/>0.]</text:p>
      <text:p text:style-name="P1"><text:s/>[ 1. <text:s/>0.]]</text:p>
      <text:p text:style-name="P1">/home/u2351/.local/lib/python3.5/site-packages/sklearn/metrics/classification.py:1135: UndefinedMetricWarning: Precision and F-score are ill-defined and being set to 0.0 in labels with no predicted samples.</text:p>
      <text:p text:style-name="P1"><text:s text:c="2"/>'precision', 'predicted', average, warn_for)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74 <text:s text:c="5"/>1.00 <text:s text:c="5"/>0.85 <text:s text:c="4"/>16504</text:p>
      <text:p text:style-name="P1">Class 1 == beta barrel <text:s text:c="6"/>0.00 <text:s text:c="5"/>0.00 <text:s text:c="5"/>0.00 <text:s text:c="5"/>5661</text:p>
      <text:p text:style-name="P1"/>
      <text:p text:style-name="P1"><text:s text:c="11"/>avg / total <text:s text:c="6"/>0.55 <text:s text:c="5"/>0.74 <text:s text:c="5"/>0.64 <text:s text:c="4"/>22165</text:p>
      <text:p text:style-name="P1"/>
      <text:p text:style-name="P1">[ 0.74447452 <text:s/>0.74464245 <text:s/>0.74464245 <text:s/>0.74464245 <text:s/>0.74458484]</text:p>
      <text:p text:style-name="P1">The accuracy for a sliding window of 1: 0.7446 (+/- 0.0001)</text:p>
      <text:p text:style-name="P1">Cross-Predicted Accuracy: -0.343007755696</text:p>
      <text:p text:style-name="P1"/>
      <text:p text:style-name="P2">RBF KERNEL TYPE</text:p>
      <text:p text:style-name="P2">RESULTS FOR SLIDING WINDOW <text:s/>3</text:p>
      <text:p text:style-name="P1">Confusion matrix, without normalization</text:p>
      <text:p text:style-name="P1">[[16504 <text:s text:c="4"/>0]</text:p>
      <text:p text:style-name="P1"><text:s/>[ 5661 <text:s text:c="4"/>0]]</text:p>
      <text:p text:style-name="P1">Normalized confusion matrix</text:p>
      <text:p text:style-name="P1">[[ 1. <text:s/>0.]</text:p>
      <text:p text:style-name="P1"><text:s/>[ 1. <text:s/>0.]]</text:p>
      <text:p text:style-name="P1">/home/u2351/.local/lib/python3.5/site-packages/sklearn/metrics/classification.py:1135: UndefinedMetricWarning: Precision and F-score are ill-defined and being set to 0.0 in labels with no predicted samples.</text:p>
      <text:p text:style-name="P1"><text:s text:c="2"/>'precision', 'predicted', average, warn_for)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74 <text:s text:c="5"/>1.00 <text:s text:c="5"/>0.85 <text:s text:c="4"/>16504</text:p>
      <text:p text:style-name="P1">Class 1 == beta barrel <text:s text:c="6"/>0.00 <text:s text:c="5"/>0.00 <text:s text:c="5"/>0.00 <text:s text:c="5"/>5661</text:p>
      <text:p text:style-name="P1"/>
      <text:p text:style-name="P1"><text:s text:c="11"/>avg / total <text:s text:c="6"/>0.55 <text:s text:c="5"/>0.74 <text:s text:c="5"/>0.64 <text:s text:c="4"/>22165</text:p>
      <text:p text:style-name="P1"/>
      <text:p text:style-name="P1">[ 0.74447452 <text:s/>0.74464245 <text:s/>0.74464245 <text:s/>0.74464245 <text:s/>0.74458484]</text:p>
      <text:p text:style-name="P1">The accuracy for a sliding window of 3: 0.7446 (+/- 0.0001)</text:p>
      <text:p text:style-name="P1">Cross-Predicted Accuracy: -0.343007755696</text:p>
      <text:p text:style-name="P1"><text:soft-page-break/></text:p>
      <text:p text:style-name="P1"/>
      <text:p text:style-name="P1"/>
      <text:p text:style-name="P1"/>
      <text:p text:style-name="P1"/>
      <text:p text:style-name="P2">POLYNOMIAL KERNEL TYPE</text:p>
      <text:p text:style-name="P2">RESULTS FOR SLIDING WINDOW <text:s/>3</text:p>
      <text:p text:style-name="P1">Confusion matrix, without normalization</text:p>
      <text:p text:style-name="P1">[[16504 <text:s text:c="4"/>0]</text:p>
      <text:p text:style-name="P1"><text:s/>[ 5661 <text:s text:c="4"/>0]]</text:p>
      <text:p text:style-name="P1">Normalized confusion matrix</text:p>
      <text:p text:style-name="P1">[[ 1. <text:s/>0.]</text:p>
      <text:p text:style-name="P1"><text:s/>[ 1. <text:s/>0.]]</text:p>
      <text:p text:style-name="P1">/home/u2351/.local/lib/python3.5/site-packages/sklearn/metrics/classification.py:1135: UndefinedMetricWarning: Precision and F-score are ill-defined and being set to 0.0 in labels with no predicted samples.</text:p>
      <text:p text:style-name="P1"><text:s text:c="2"/>'precision', 'predicted', average, warn_for)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74 <text:s text:c="5"/>1.00 <text:s text:c="5"/>0.85 <text:s text:c="4"/>16504</text:p>
      <text:p text:style-name="P1">Class 1 == beta barrel <text:s text:c="6"/>0.00 <text:s text:c="5"/>0.00 <text:s text:c="5"/>0.00 <text:s text:c="5"/>5661</text:p>
      <text:p text:style-name="P1"/>
      <text:p text:style-name="P1"><text:s text:c="11"/>avg / total <text:s text:c="6"/>0.55 <text:s text:c="5"/>0.74 <text:s text:c="5"/>0.64 <text:s text:c="4"/>22165</text:p>
      <text:p text:style-name="P1"/>
      <text:p text:style-name="P1">[ 0.74447452 <text:s/>0.74464245 <text:s/>0.74464245 <text:s/>0.74464245 <text:s/>0.74458484]</text:p>
      <text:p text:style-name="P1">The accuracy for a sliding window of 3: 0.7446 (+/- 0.0001)</text:p>
      <text:p text:style-name="P1">Cross-Predicted Accuracy: -0.343007755696</text:p>
      <text:p text:style-name="P1"/>
      <text:p text:style-name="P1"/>
      <text:p text:style-name="P1"/>
      <text:p text:style-name="P2">SIGMOID KERNEL TYPE</text:p>
      <text:p text:style-name="P2">RESULTS FOR SLIDING WINDOW <text:s/>3</text:p>
      <text:p text:style-name="P1">Confusion matrix, without normalization</text:p>
      <text:p text:style-name="P1">[[16504 <text:s text:c="4"/>0]</text:p>
      <text:p text:style-name="P1"><text:s/>[ 5661 <text:s text:c="4"/>0]]</text:p>
      <text:p text:style-name="P1">Normalized confusion matrix</text:p>
      <text:p text:style-name="P1">[[ 1. <text:s/>0.]</text:p>
      <text:p text:style-name="P1"><text:s/>[ 1. <text:s/>0.]]</text:p>
      <text:p text:style-name="P1">/home/u2351/.local/lib/python3.5/site-packages/sklearn/metrics/classification.py:1135: UndefinedMetricWarning: Precision and F-score are ill-defined and being set to 0.0 in labels with no predicted samples.</text:p>
      <text:p text:style-name="P1"><text:s text:c="2"/>'precision', 'predicted', average, warn_for)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74 <text:s text:c="5"/>1.00 <text:s text:c="5"/>0.85 <text:s text:c="4"/>16504</text:p>
      <text:p text:style-name="P1">Class 1 == beta barrel <text:s text:c="6"/>0.00 <text:s text:c="5"/>0.00 <text:s text:c="5"/>0.00 <text:s text:c="5"/>5661</text:p>
      <text:p text:style-name="P1"/>
      <text:p text:style-name="P1"><text:s text:c="11"/>avg / total <text:s text:c="6"/>0.55 <text:s text:c="5"/>0.74 <text:s text:c="5"/>0.64 <text:s text:c="4"/>22165</text:p>
      <text:p text:style-name="P1"/>
      <text:p text:style-name="P1"><text:soft-page-break/>[ 0.74447452 <text:s/>0.74464245 <text:s/>0.74464245 <text:s/>0.74464245 <text:s/>0.74458484]</text:p>
      <text:p text:style-name="P1">The accuracy for a sliding window of 3: 0.7446 (+/- 0.0001)</text:p>
      <text:p text:style-name="P1">Cross-Predicted Accuracy: -0.34300775569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3">Model Training Program is running...</text:p>
      <text:p text:style-name="P3">RBF KERNEL TYPE</text:p>
      <text:p text:style-name="P3">RESULTS FOR SLIDING WINDOW <text:s/>1</text:p>
      <text:p text:style-name="P3">Confusion matrix, without normalization</text:p>
      <text:p text:style-name="P3">[[16504 <text:s text:c="4"/>0]</text:p>
      <text:p text:style-name="P3"><text:s/>[ 5661 <text:s text:c="4"/>0]]</text:p>
      <text:p text:style-name="P3">Normalized confusion matrix</text:p>
      <text:p text:style-name="P3">[[ 1. <text:s/>0.]</text:p>
      <text:p text:style-name="P3"><text:s/>[ 1. <text:s/>0.]]</text:p>
      <text:p text:style-name="P3">/home/u2351/.local/lib/python3.5/site-packages/sklearn/metrics/classification.py:1135: UndefinedMetricWarning: Precision and F-score are ill-defined and being set to 0.0 in labels with no predicted samples.</text:p>
      <text:p text:style-name="P3"><text:s text:c="2"/>'precision', 'predicted', average, warn_for)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4 <text:s text:c="5"/>1.00 <text:s text:c="5"/>0.85 <text:s text:c="4"/>16504</text:p>
      <text:p text:style-name="P3">Class 1 == beta barrel <text:s text:c="6"/>0.00 <text:s text:c="5"/>0.00 <text:s text:c="5"/>0.00 <text:s text:c="5"/>5661</text:p>
      <text:p text:style-name="P3"/>
      <text:p text:style-name="P3"><text:s text:c="11"/>avg / total <text:s text:c="6"/>0.55 <text:s text:c="5"/>0.74 <text:s text:c="5"/>0.64 <text:s text:c="4"/>22165</text:p>
      <text:p text:style-name="P3"/>
      <text:p text:style-name="P3">[ 0.74447452 <text:s/>0.74464245 <text:s/>0.74464245 <text:s/>0.74464245 <text:s/>0.74458484]</text:p>
      <text:p text:style-name="P3">The accuracy for a sliding window of 1: 0.7446 (+/- 0.0001)</text:p>
      <text:p text:style-name="P3">Cross-Predicted Accuracy: -0.343007755696</text:p>
      <text:p text:style-name="P3"/>
      <text:p text:style-name="P3"/>
      <text:p text:style-name="P3"/>
      <text:p text:style-name="P3">POLYNOMIAL KERNEL TYPE</text:p>
      <text:p text:style-name="P3">RESULTS FOR SLIDING WINDOW <text:s/>1</text:p>
      <text:p text:style-name="P3">Confusion matrix, without normalization</text:p>
      <text:p text:style-name="P3">[[16504 <text:s text:c="4"/>0]</text:p>
      <text:p text:style-name="P3"><text:s/>[ 5661 <text:s text:c="4"/>0]]</text:p>
      <text:p text:style-name="P3">Normalized confusion matrix</text:p>
      <text:p text:style-name="P3">[[ 1. <text:s/>0.]</text:p>
      <text:p text:style-name="P3"><text:s/>[ 1. <text:s/>0.]]</text:p>
      <text:p text:style-name="P3">/home/u2351/.local/lib/python3.5/site-packages/sklearn/metrics/classification.py:1135: UndefinedMetricWarning: Precision and F-score are ill-defined and being set to 0.0 in labels with no predicted samples.</text:p>
      <text:p text:style-name="P3"><text:s text:c="2"/>'precision', 'predicted', average, warn_for)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4 <text:s text:c="5"/>1.00 <text:s text:c="5"/>0.85 <text:s text:c="4"/>16504</text:p>
      <text:p text:style-name="P3">Class 1 == beta barrel <text:s text:c="6"/>0.00 <text:s text:c="5"/>0.00 <text:s text:c="5"/>0.00 <text:s text:c="5"/>5661</text:p>
      <text:p text:style-name="P3"/>
      <text:p text:style-name="P3"><text:s text:c="11"/>avg / total <text:s text:c="6"/>0.55 <text:s text:c="5"/>0.74 <text:s text:c="5"/>0.64 <text:s text:c="4"/>22165</text:p>
      <text:p text:style-name="P3"/>
      <text:p text:style-name="P3">[ 0.74447452 <text:s/>0.74464245 <text:s/>0.74464245 <text:s/>0.74464245 <text:s/>0.74458484]</text:p>
      <text:p text:style-name="P3"><text:soft-page-break/>The accuracy for a sliding window of 1: 0.7446 (+/- 0.0001)</text:p>
      <text:p text:style-name="P3">Cross-Predicted Accuracy: -0.343007755696</text:p>
      <text:p text:style-name="P3"/>
      <text:p text:style-name="P3"/>
      <text:p text:style-name="P3"/>
      <text:p text:style-name="P3">SIGMOID KERNEL TYPE</text:p>
      <text:p text:style-name="P3">RESULTS FOR SLIDING WINDOW <text:s/>1</text:p>
      <text:p text:style-name="P3">Confusion matrix, without normalization</text:p>
      <text:p text:style-name="P3">[[16504 <text:s text:c="4"/>0]</text:p>
      <text:p text:style-name="P3"><text:s/>[ 5661 <text:s text:c="4"/>0]]</text:p>
      <text:p text:style-name="P3">Normalized confusion matrix</text:p>
      <text:p text:style-name="P3">[[ 1. <text:s/>0.]</text:p>
      <text:p text:style-name="P3"><text:s/>[ 1. <text:s/>0.]]</text:p>
      <text:p text:style-name="P3">/home/u2351/.local/lib/python3.5/site-packages/sklearn/metrics/classification.py:1135: UndefinedMetricWarning: Precision and F-score are ill-defined and being set to 0.0 in labels with no predicted samples.</text:p>
      <text:p text:style-name="P3"><text:s text:c="2"/>'precision', 'predicted', average, warn_for)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4 <text:s text:c="5"/>1.00 <text:s text:c="5"/>0.85 <text:s text:c="4"/>16504</text:p>
      <text:p text:style-name="P3">Class 1 == beta barrel <text:s text:c="6"/>0.00 <text:s text:c="5"/>0.00 <text:s text:c="5"/>0.00 <text:s text:c="5"/>5661</text:p>
      <text:p text:style-name="P3"/>
      <text:p text:style-name="P3"><text:s text:c="11"/>avg / total <text:s text:c="6"/>0.55 <text:s text:c="5"/>0.74 <text:s text:c="5"/>0.64 <text:s text:c="4"/>22165</text:p>
      <text:p text:style-name="P3"/>
      <text:p text:style-name="P3">[ 0.74447452 <text:s/>0.74464245 <text:s/>0.74464245 <text:s/>0.74464245 <text:s/>0.74458484]</text:p>
      <text:p text:style-name="P3">The accuracy for a sliding window of 1: 0.7446 (+/- 0.0001)</text:p>
      <text:p text:style-name="P3">Cross-Predicted Accuracy: -0.343007755696</text:p>
      <text:p text:style-name="P3"/>
      <text:p text:style-name="P3">RBF KERNEL TYPE</text:p>
      <text:p text:style-name="P3">RESULTS FOR SLIDING WINDOW <text:s/>3</text:p>
      <text:p text:style-name="P3">Confusion matrix, without normalization</text:p>
      <text:p text:style-name="P3">[[16504 <text:s text:c="4"/>0]</text:p>
      <text:p text:style-name="P3"><text:s/>[ 5661 <text:s text:c="4"/>0]]</text:p>
      <text:p text:style-name="P3">Normalized confusion matrix</text:p>
      <text:p text:style-name="P3">[[ 1. <text:s/>0.]</text:p>
      <text:p text:style-name="P3"><text:s/>[ 1. <text:s/>0.]]</text:p>
      <text:p text:style-name="P3">/home/u2351/.local/lib/python3.5/site-packages/sklearn/metrics/classification.py:1135: UndefinedMetricWarning: Precision and F-score are ill-defined and being set to 0.0 in labels with no predicted samples.</text:p>
      <text:p text:style-name="P3"><text:s text:c="2"/>'precision', 'predicted', average, warn_for)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4 <text:s text:c="5"/>1.00 <text:s text:c="5"/>0.85 <text:s text:c="4"/>16504</text:p>
      <text:p text:style-name="P3">Class 1 == beta barrel <text:s text:c="6"/>0.00 <text:s text:c="5"/>0.00 <text:s text:c="5"/>0.00 <text:s text:c="5"/>5661</text:p>
      <text:p text:style-name="P3"/>
      <text:p text:style-name="P3"><text:s text:c="11"/>avg / total <text:s text:c="6"/>0.55 <text:s text:c="5"/>0.74 <text:s text:c="5"/>0.64 <text:s text:c="4"/>22165</text:p>
      <text:p text:style-name="P3"/>
      <text:p text:style-name="P3">[ 0.74447452 <text:s/>0.74464245 <text:s/>0.74464245 <text:s/>0.74464245 <text:s/>0.74458484]</text:p>
      <text:p text:style-name="P3">The accuracy for a sliding window of 3: 0.7446 (+/- 0.0001)</text:p>
      <text:p text:style-name="P3"><text:soft-page-break/>Cross-Predicted Accuracy: -0.343007755696</text:p>
      <text:p text:style-name="P3"/>
      <text:p text:style-name="P3"/>
      <text:p text:style-name="P3"/>
      <text:p text:style-name="P3">POLYNOMIAL KERNEL TYPE</text:p>
      <text:p text:style-name="P3">RESULTS FOR SLIDING WINDOW <text:s/>3</text:p>
      <text:p text:style-name="P3">Confusion matrix, without normalization</text:p>
      <text:p text:style-name="P3">[[16504 <text:s text:c="4"/>0]</text:p>
      <text:p text:style-name="P3"><text:s/>[ 5661 <text:s text:c="4"/>0]]</text:p>
      <text:p text:style-name="P3">Normalized confusion matrix</text:p>
      <text:p text:style-name="P3">[[ 1. <text:s/>0.]</text:p>
      <text:p text:style-name="P3"><text:s/>[ 1. <text:s/>0.]]</text:p>
      <text:p text:style-name="P3">/home/u2351/.local/lib/python3.5/site-packages/sklearn/metrics/classification.py:1135: UndefinedMetricWarning: Precision and F-score are ill-defined and being set to 0.0 in labels with no predicted samples.</text:p>
      <text:p text:style-name="P3"><text:s text:c="2"/>'precision', 'predicted', average, warn_for)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4 <text:s text:c="5"/>1.00 <text:s text:c="5"/>0.85 <text:s text:c="4"/>16504</text:p>
      <text:p text:style-name="P3">Class 1 == beta barrel <text:s text:c="6"/>0.00 <text:s text:c="5"/>0.00 <text:s text:c="5"/>0.00 <text:s text:c="5"/>5661</text:p>
      <text:p text:style-name="P3"/>
      <text:p text:style-name="P3"><text:s text:c="11"/>avg / total <text:s text:c="6"/>0.55 <text:s text:c="5"/>0.74 <text:s text:c="5"/>0.64 <text:s text:c="4"/>22165</text:p>
      <text:p text:style-name="P3"/>
      <text:p text:style-name="P3">[ 0.74447452 <text:s/>0.74464245 <text:s/>0.74464245 <text:s/>0.74464245 <text:s/>0.74458484]</text:p>
      <text:p text:style-name="P3">The accuracy for a sliding window of 3: 0.7446 (+/- 0.0001)</text:p>
      <text:p text:style-name="P3">Cross-Predicted Accuracy: -0.343007755696</text:p>
      <text:p text:style-name="P3"/>
      <text:p text:style-name="P3"/>
      <text:p text:style-name="P3"/>
      <text:p text:style-name="P3">SIGMOID KERNEL TYPE</text:p>
      <text:p text:style-name="P3">RESULTS FOR SLIDING WINDOW <text:s/>3</text:p>
      <text:p text:style-name="P3">Confusion matrix, without normalization</text:p>
      <text:p text:style-name="P3">[[16504 <text:s text:c="4"/>0]</text:p>
      <text:p text:style-name="P3"><text:s/>[ 5661 <text:s text:c="4"/>0]]</text:p>
      <text:p text:style-name="P3">Normalized confusion matrix</text:p>
      <text:p text:style-name="P3">[[ 1. <text:s/>0.]</text:p>
      <text:p text:style-name="P3"><text:s/>[ 1. <text:s/>0.]]</text:p>
      <text:p text:style-name="P3">/home/u2351/.local/lib/python3.5/site-packages/sklearn/metrics/classification.py:1135: UndefinedMetricWarning: Precision and F-score are ill-defined and being set to 0.0 in labels with no predicted samples.</text:p>
      <text:p text:style-name="P3"><text:s text:c="2"/>'precision', 'predicted', average, warn_for)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4 <text:s text:c="5"/>1.00 <text:s text:c="5"/>0.85 <text:s text:c="4"/>16504</text:p>
      <text:p text:style-name="P3">Class 1 == beta barrel <text:s text:c="6"/>0.00 <text:s text:c="5"/>0.00 <text:s text:c="5"/>0.00 <text:s text:c="5"/>5661</text:p>
      <text:p text:style-name="P3"/>
      <text:p text:style-name="P3"><text:s text:c="11"/>avg / total <text:s text:c="6"/>0.55 <text:s text:c="5"/>0.74 <text:s text:c="5"/>0.64 <text:s text:c="4"/>22165</text:p>
      <text:p text:style-name="P3"/>
      <text:p text:style-name="P3">[ 0.74447452 <text:s/>0.74464245 <text:s/>0.74464245 <text:s/>0.74464245 <text:s/>0.74458484]</text:p>
      <text:p text:style-name="P3"><text:soft-page-break/>The accuracy for a sliding window of 3: 0.7446 (+/- 0.0001)</text:p>
      <text:p text:style-name="P3">Cross-Predicted Accuracy: -0.343007755696</text:p>
      <text:p text:style-name="P3"/>
      <text:p text:style-name="P3">RBF KERNEL TYPE</text:p>
      <text:p text:style-name="P3">RESULTS FOR SLIDING WINDOW <text:s/>5</text:p>
      <text:p text:style-name="P3">Confusion matrix, without normalization</text:p>
      <text:p text:style-name="P3">[[16504 <text:s text:c="4"/>0]</text:p>
      <text:p text:style-name="P3"><text:s/>[ 5661 <text:s text:c="4"/>0]]</text:p>
      <text:p text:style-name="P3">Normalized confusion matrix</text:p>
      <text:p text:style-name="P3">[[ 1. <text:s/>0.]</text:p>
      <text:p text:style-name="P3"><text:s/>[ 1. <text:s/>0.]]</text:p>
      <text:p text:style-name="P3">/home/u2351/.local/lib/python3.5/site-packages/sklearn/metrics/classification.py:1135: UndefinedMetricWarning: Precision and F-score are ill-defined and being set to 0.0 in labels with no predicted samples.</text:p>
      <text:p text:style-name="P3"><text:s text:c="2"/>'precision', 'predicted', average, warn_for)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4 <text:s text:c="5"/>1.00 <text:s text:c="5"/>0.85 <text:s text:c="4"/>16504</text:p>
      <text:p text:style-name="P3">Class 1 == beta barrel <text:s text:c="6"/>0.00 <text:s text:c="5"/>0.00 <text:s text:c="5"/>0.00 <text:s text:c="5"/>5661</text:p>
      <text:p text:style-name="P3"/>
      <text:p text:style-name="P3"><text:s text:c="11"/>avg / total <text:s text:c="6"/>0.55 <text:s text:c="5"/>0.74 <text:s text:c="5"/>0.64 <text:s text:c="4"/>22165</text:p>
      <text:p text:style-name="P3"/>
      <text:p text:style-name="P3">[ 0.74447452 <text:s/>0.74464245 <text:s/>0.74464245 <text:s/>0.74464245 <text:s/>0.74458484]</text:p>
      <text:p text:style-name="P3">The accuracy for a sliding window of 5: 0.7446 (+/- 0.0001)</text:p>
      <text:p text:style-name="P3">Cross-Predicted Accuracy: -0.343007755696</text:p>
      <text:p text:style-name="P3"/>
      <text:p text:style-name="P3"/>
      <text:p text:style-name="P3"/>
      <text:p text:style-name="P3">POLYNOMIAL KERNEL TYPE</text:p>
      <text:p text:style-name="P3">RESULTS FOR SLIDING WINDOW <text:s/>5</text:p>
      <text:p text:style-name="P3">Confusion matrix, without normalization</text:p>
      <text:p text:style-name="P3">[[16504 <text:s text:c="4"/>0]</text:p>
      <text:p text:style-name="P3"><text:s/>[ 5661 <text:s text:c="4"/>0]]</text:p>
      <text:p text:style-name="P3">Normalized confusion matrix</text:p>
      <text:p text:style-name="P3">[[ 1. <text:s/>0.]</text:p>
      <text:p text:style-name="P3"><text:s/>[ 1. <text:s/>0.]]</text:p>
      <text:p text:style-name="P3">/home/u2351/.local/lib/python3.5/site-packages/sklearn/metrics/classification.py:1135: UndefinedMetricWarning: Precision and F-score are ill-defined and being set to 0.0 in labels with no predicted samples.</text:p>
      <text:p text:style-name="P3"><text:s text:c="2"/>'precision', 'predicted', average, warn_for)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4 <text:s text:c="5"/>1.00 <text:s text:c="5"/>0.85 <text:s text:c="4"/>16504</text:p>
      <text:p text:style-name="P3">Class 1 == beta barrel <text:s text:c="6"/>0.00 <text:s text:c="5"/>0.00 <text:s text:c="5"/>0.00 <text:s text:c="5"/>5661</text:p>
      <text:p text:style-name="P3"/>
      <text:p text:style-name="P3"><text:s text:c="11"/>avg / total <text:s text:c="6"/>0.55 <text:s text:c="5"/>0.74 <text:s text:c="5"/>0.64 <text:s text:c="4"/>22165</text:p>
      <text:p text:style-name="P3"/>
      <text:p text:style-name="P3">[ 0.74447452 <text:s/>0.74464245 <text:s/>0.74464245 <text:s/>0.74464245 <text:s/>0.74458484]</text:p>
      <text:p text:style-name="P3">The accuracy for a sliding window of 5: 0.7446 (+/- 0.0001)</text:p>
      <text:p text:style-name="P3"><text:soft-page-break/>Cross-Predicted Accuracy: -0.343007755696</text:p>
      <text:p text:style-name="P3"/>
      <text:p text:style-name="P3"/>
      <text:p text:style-name="P3"/>
      <text:p text:style-name="P3">SIGMOID KERNEL TYPE</text:p>
      <text:p text:style-name="P3">RESULTS FOR SLIDING WINDOW <text:s/>5</text:p>
      <text:p text:style-name="P3">Confusion matrix, without normalization</text:p>
      <text:p text:style-name="P3">[[16504 <text:s text:c="4"/>0]</text:p>
      <text:p text:style-name="P3"><text:s/>[ 5661 <text:s text:c="4"/>0]]</text:p>
      <text:p text:style-name="P3">Normalized confusion matrix</text:p>
      <text:p text:style-name="P3">[[ 1. <text:s/>0.]</text:p>
      <text:p text:style-name="P3"><text:s/>[ 1. <text:s/>0.]]</text:p>
      <text:p text:style-name="P3">/home/u2351/.local/lib/python3.5/site-packages/sklearn/metrics/classification.py:1135: UndefinedMetricWarning: Precision and F-score are ill-defined and being set to 0.0 in labels with no predicted samples.</text:p>
      <text:p text:style-name="P3"><text:s text:c="2"/>'precision', 'predicted', average, warn_for)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4 <text:s text:c="5"/>1.00 <text:s text:c="5"/>0.85 <text:s text:c="4"/>16504</text:p>
      <text:p text:style-name="P3">Class 1 == beta barrel <text:s text:c="6"/>0.00 <text:s text:c="5"/>0.00 <text:s text:c="5"/>0.00 <text:s text:c="5"/>5661</text:p>
      <text:p text:style-name="P3"/>
      <text:p text:style-name="P3"><text:s text:c="11"/>avg / total <text:s text:c="6"/>0.55 <text:s text:c="5"/>0.74 <text:s text:c="5"/>0.64 <text:s text:c="4"/>22165</text:p>
      <text:p text:style-name="P3"/>
      <text:p text:style-name="P3">[ 0.74447452 <text:s/>0.74464245 <text:s/>0.74464245 <text:s/>0.74464245 <text:s/>0.74458484]</text:p>
      <text:p text:style-name="P3">The accuracy for a sliding window of 5: 0.7446 (+/- 0.0001)</text:p>
      <text:p text:style-name="P3">Cross-Predicted Accuracy: -0.343007755696</text:p>
      <text:p text:style-name="P3"/>
      <text:p text:style-name="P3">RBF KERNEL TYPE</text:p>
      <text:p text:style-name="P3">RESULTS FOR SLIDING WINDOW <text:s/>7</text:p>
      <text:p text:style-name="P3">Confusion matrix, without normalization</text:p>
      <text:p text:style-name="P3">[[16504 <text:s text:c="4"/>0]</text:p>
      <text:p text:style-name="P3"><text:s/>[ 5661 <text:s text:c="4"/>0]]</text:p>
      <text:p text:style-name="P3">Normalized confusion matrix</text:p>
      <text:p text:style-name="P3">[[ 1. <text:s/>0.]</text:p>
      <text:p text:style-name="P3"><text:s/>[ 1. <text:s/>0.]]</text:p>
      <text:p text:style-name="P3">/home/u2351/.local/lib/python3.5/site-packages/sklearn/metrics/classification.py:1135: UndefinedMetricWarning: Precision and F-score are ill-defined and being set to 0.0 in labels with no predicted samples.</text:p>
      <text:p text:style-name="P3"><text:s text:c="2"/>'precision', 'predicted', average, warn_for)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4 <text:s text:c="5"/>1.00 <text:s text:c="5"/>0.85 <text:s text:c="4"/>16504</text:p>
      <text:p text:style-name="P3">Class 1 == beta barrel <text:s text:c="6"/>0.00 <text:s text:c="5"/>0.00 <text:s text:c="5"/>0.00 <text:s text:c="5"/>5661</text:p>
      <text:p text:style-name="P3"/>
      <text:p text:style-name="P3"><text:s text:c="11"/>avg / total <text:s text:c="6"/>0.55 <text:s text:c="5"/>0.74 <text:s text:c="5"/>0.64 <text:s text:c="4"/>22165</text:p>
      <text:p text:style-name="P3"/>
      <text:p text:style-name="P3">[ 0.74447452 <text:s/>0.74464245 <text:s/>0.74464245 <text:s/>0.74464245 <text:s/>0.74458484]</text:p>
      <text:p text:style-name="P3">The accuracy for a sliding window of 7: 0.7446 (+/- 0.0001)</text:p>
      <text:p text:style-name="P3">Cross-Predicted Accuracy: -0.343007755696</text:p>
      <text:p text:style-name="P3"><text:soft-page-break/></text:p>
      <text:p text:style-name="P3"/>
      <text:p text:style-name="P3"/>
      <text:p text:style-name="P3">POLYNOMIAL KERNEL TYPE</text:p>
      <text:p text:style-name="P3">RESULTS FOR SLIDING WINDOW <text:s/>7</text:p>
      <text:p text:style-name="P3">Confusion matrix, without normalization</text:p>
      <text:p text:style-name="P3">[[16504 <text:s text:c="4"/>0]</text:p>
      <text:p text:style-name="P3"><text:s/>[ 5661 <text:s text:c="4"/>0]]</text:p>
      <text:p text:style-name="P3">Normalized confusion matrix</text:p>
      <text:p text:style-name="P3">[[ 1. <text:s/>0.]</text:p>
      <text:p text:style-name="P3"><text:s/>[ 1. <text:s/>0.]]</text:p>
      <text:p text:style-name="P3">/home/u2351/.local/lib/python3.5/site-packages/sklearn/metrics/classification.py:1135: UndefinedMetricWarning: Precision and F-score are ill-defined and being set to 0.0 in labels with no predicted samples.</text:p>
      <text:p text:style-name="P3"><text:s text:c="2"/>'precision', 'predicted', average, warn_for)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4 <text:s text:c="5"/>1.00 <text:s text:c="5"/>0.85 <text:s text:c="4"/>16504</text:p>
      <text:p text:style-name="P3">Class 1 == beta barrel <text:s text:c="6"/>0.00 <text:s text:c="5"/>0.00 <text:s text:c="5"/>0.00 <text:s text:c="5"/>5661</text:p>
      <text:p text:style-name="P3"/>
      <text:p text:style-name="P3"><text:s text:c="11"/>avg / total <text:s text:c="6"/>0.55 <text:s text:c="5"/>0.74 <text:s text:c="5"/>0.64 <text:s text:c="4"/>22165</text:p>
      <text:p text:style-name="P3"/>
      <text:p text:style-name="P3">[ 0.74447452 <text:s/>0.74464245 <text:s/>0.74464245 <text:s/>0.74464245 <text:s/>0.74458484]</text:p>
      <text:p text:style-name="P3">The accuracy for a sliding window of 7: 0.7446 (+/- 0.0001)</text:p>
      <text:p text:style-name="P3">Cross-Predicted Accuracy: -0.343007755696</text:p>
      <text:p text:style-name="P3"/>
      <text:p text:style-name="P3"/>
      <text:p text:style-name="P3"/>
      <text:p text:style-name="P3">SIGMOID KERNEL TYPE</text:p>
      <text:p text:style-name="P3">RESULTS FOR SLIDING WINDOW <text:s/>7</text:p>
      <text:p text:style-name="P3">Confusion matrix, without normalization</text:p>
      <text:p text:style-name="P3">[[16504 <text:s text:c="4"/>0]</text:p>
      <text:p text:style-name="P3"><text:s/>[ 5661 <text:s text:c="4"/>0]]</text:p>
      <text:p text:style-name="P3">Normalized confusion matrix</text:p>
      <text:p text:style-name="P3">[[ 1. <text:s/>0.]</text:p>
      <text:p text:style-name="P3"><text:s/>[ 1. <text:s/>0.]]</text:p>
      <text:p text:style-name="P3">/home/u2351/.local/lib/python3.5/site-packages/sklearn/metrics/classification.py:1135: UndefinedMetricWarning: Precision and F-score are ill-defined and being set to 0.0 in labels with no predicted samples.</text:p>
      <text:p text:style-name="P3"><text:s text:c="2"/>'precision', 'predicted', average, warn_for)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4 <text:s text:c="5"/>1.00 <text:s text:c="5"/>0.85 <text:s text:c="4"/>16504</text:p>
      <text:p text:style-name="P3">Class 1 == beta barrel <text:s text:c="6"/>0.00 <text:s text:c="5"/>0.00 <text:s text:c="5"/>0.00 <text:s text:c="5"/>5661</text:p>
      <text:p text:style-name="P3"/>
      <text:p text:style-name="P3"><text:s text:c="11"/>avg / total <text:s text:c="6"/>0.55 <text:s text:c="5"/>0.74 <text:s text:c="5"/>0.64 <text:s text:c="4"/>22165</text:p>
      <text:p text:style-name="P3"/>
      <text:p text:style-name="P3">[ 0.74447452 <text:s/>0.74464245 <text:s/>0.74464245 <text:s/>0.74464245 <text:s/>0.74458484]</text:p>
      <text:p text:style-name="P3">The accuracy for a sliding window of 7: 0.7446 (+/- 0.0001)</text:p>
      <text:p text:style-name="P3"><text:soft-page-break/>Cross-Predicted Accuracy: -0.343007755696</text:p>
      <text:p text:style-name="P3"/>
      <text:p text:style-name="P3">RBF KERNEL TYPE</text:p>
      <text:p text:style-name="P3">RESULTS FOR SLIDING WINDOW <text:s/>9</text:p>
      <text:p text:style-name="P3">Confusion matrix, without normalization</text:p>
      <text:p text:style-name="P3">[[16504 <text:s text:c="4"/>0]</text:p>
      <text:p text:style-name="P3"><text:s/>[ 5661 <text:s text:c="4"/>0]]</text:p>
      <text:p text:style-name="P3">Normalized confusion matrix</text:p>
      <text:p text:style-name="P3">[[ 1. <text:s/>0.]</text:p>
      <text:p text:style-name="P3"><text:s/>[ 1. <text:s/>0.]]</text:p>
      <text:p text:style-name="P3">/home/u2351/.local/lib/python3.5/site-packages/sklearn/metrics/classification.py:1135: UndefinedMetricWarning: Precision and F-score are ill-defined and being set to 0.0 in labels with no predicted samples.</text:p>
      <text:p text:style-name="P3"><text:s text:c="2"/>'precision', 'predicted', average, warn_for)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4 <text:s text:c="5"/>1.00 <text:s text:c="5"/>0.85 <text:s text:c="4"/>16504</text:p>
      <text:p text:style-name="P3">Class 1 == beta barrel <text:s text:c="6"/>0.00 <text:s text:c="5"/>0.00 <text:s text:c="5"/>0.00 <text:s text:c="5"/>5661</text:p>
      <text:p text:style-name="P3"/>
      <text:p text:style-name="P3"><text:s text:c="11"/>avg / total <text:s text:c="6"/>0.55 <text:s text:c="5"/>0.74 <text:s text:c="5"/>0.64 <text:s text:c="4"/>22165</text:p>
      <text:p text:style-name="P3"/>
      <text:p text:style-name="P3">[ 0.74447452 <text:s/>0.74464245 <text:s/>0.74464245 <text:s/>0.74464245 <text:s/>0.74458484]</text:p>
      <text:p text:style-name="P3">The accuracy for a sliding window of 9: 0.7446 (+/- 0.0001)</text:p>
      <text:p text:style-name="P3">Cross-Predicted Accuracy: -0.343007755696</text:p>
      <text:p text:style-name="P3"/>
      <text:p text:style-name="P3"/>
      <text:p text:style-name="P3"/>
      <text:p text:style-name="P3">POLYNOMIAL KERNEL TYPE</text:p>
      <text:p text:style-name="P3">RESULTS FOR SLIDING WINDOW <text:s/>9</text:p>
      <text:p text:style-name="P3">Confusion matrix, without normalization</text:p>
      <text:p text:style-name="P3">[[16504 <text:s text:c="4"/>0]</text:p>
      <text:p text:style-name="P3"><text:s/>[ 5661 <text:s text:c="4"/>0]]</text:p>
      <text:p text:style-name="P3">Normalized confusion matrix</text:p>
      <text:p text:style-name="P3">[[ 1. <text:s/>0.]</text:p>
      <text:p text:style-name="P3"><text:s/>[ 1. <text:s/>0.]]</text:p>
      <text:p text:style-name="P3">/home/u2351/.local/lib/python3.5/site-packages/sklearn/metrics/classification.py:1135: UndefinedMetricWarning: Precision and F-score are ill-defined and being set to 0.0 in labels with no predicted samples.</text:p>
      <text:p text:style-name="P3"><text:s text:c="2"/>'precision', 'predicted', average, warn_for)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4 <text:s text:c="5"/>1.00 <text:s text:c="5"/>0.85 <text:s text:c="4"/>16504</text:p>
      <text:p text:style-name="P3">Class 1 == beta barrel <text:s text:c="6"/>0.00 <text:s text:c="5"/>0.00 <text:s text:c="5"/>0.00 <text:s text:c="5"/>5661</text:p>
      <text:p text:style-name="P3"/>
      <text:p text:style-name="P3"><text:s text:c="11"/>avg / total <text:s text:c="6"/>0.55 <text:s text:c="5"/>0.74 <text:s text:c="5"/>0.64 <text:s text:c="4"/>22165</text:p>
      <text:p text:style-name="P3"/>
      <text:p text:style-name="P3">[ 0.74447452 <text:s/>0.74464245 <text:s/>0.74464245 <text:s/>0.74464245 <text:s/>0.74458484]</text:p>
      <text:p text:style-name="P3">The accuracy for a sliding window of 9: 0.7446 (+/- 0.0001)</text:p>
      <text:p text:style-name="P3">Cross-Predicted Accuracy: -0.343007755696</text:p>
      <text:p text:style-name="P3"><text:soft-page-break/></text:p>
      <text:p text:style-name="P3"/>
      <text:p text:style-name="P3"/>
      <text:p text:style-name="P3">SIGMOID KERNEL TYPE</text:p>
      <text:p text:style-name="P3">RESULTS FOR SLIDING WINDOW <text:s/>9</text:p>
      <text:p text:style-name="P3">Confusion matrix, without normalization</text:p>
      <text:p text:style-name="P3">[[16504 <text:s text:c="4"/>0]</text:p>
      <text:p text:style-name="P3"><text:s/>[ 5661 <text:s text:c="4"/>0]]</text:p>
      <text:p text:style-name="P3">Normalized confusion matrix</text:p>
      <text:p text:style-name="P3">[[ 1. <text:s/>0.]</text:p>
      <text:p text:style-name="P3"><text:s/>[ 1. <text:s/>0.]]</text:p>
      <text:p text:style-name="P3">/home/u2351/.local/lib/python3.5/site-packages/sklearn/metrics/classification.py:1135: UndefinedMetricWarning: Precision and F-score are ill-defined and being set to 0.0 in labels with no predicted samples.</text:p>
      <text:p text:style-name="P3"><text:s text:c="2"/>'precision', 'predicted', average, warn_for)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4 <text:s text:c="5"/>1.00 <text:s text:c="5"/>0.85 <text:s text:c="4"/>16504</text:p>
      <text:p text:style-name="P3">Class 1 == beta barrel <text:s text:c="6"/>0.00 <text:s text:c="5"/>0.00 <text:s text:c="5"/>0.00 <text:s text:c="5"/>5661</text:p>
      <text:p text:style-name="P3"/>
      <text:p text:style-name="P3"><text:s text:c="11"/>avg / total <text:s text:c="6"/>0.55 <text:s text:c="5"/>0.74 <text:s text:c="5"/>0.64 <text:s text:c="4"/>22165</text:p>
      <text:p text:style-name="P3"/>
      <text:p text:style-name="P3">[ 0.74447452 <text:s/>0.74464245 <text:s/>0.74464245 <text:s/>0.74464245 <text:s/>0.74458484]</text:p>
      <text:p text:style-name="P3">The accuracy for a sliding window of 9: 0.7446 (+/- 0.0001)</text:p>
      <text:p text:style-name="P3">Cross-Predicted Accuracy: -0.343007755696</text:p>
      <text:p text:style-name="P3"/>
      <text:p text:style-name="P3">RBF KERNEL TYPE</text:p>
      <text:p text:style-name="P3">RESULTS FOR SLIDING WINDOW <text:s/>11</text:p>
      <text:p text:style-name="P3">Confusion matrix, without normalization</text:p>
      <text:p text:style-name="P3">[[16504 <text:s text:c="4"/>0]</text:p>
      <text:p text:style-name="P3"><text:s/>[ 5661 <text:s text:c="4"/>0]]</text:p>
      <text:p text:style-name="P3">Normalized confusion matrix</text:p>
      <text:p text:style-name="P3">[[ 1. <text:s/>0.]</text:p>
      <text:p text:style-name="P3"><text:s/>[ 1. <text:s/>0.]]</text:p>
      <text:p text:style-name="P3">/home/u2351/.local/lib/python3.5/site-packages/sklearn/metrics/classification.py:1135: UndefinedMetricWarning: Precision and F-score are ill-defined and being set to 0.0 in labels with no predicted samples.</text:p>
      <text:p text:style-name="P3"><text:s text:c="2"/>'precision', 'predicted', average, warn_for)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4 <text:s text:c="5"/>1.00 <text:s text:c="5"/>0.85 <text:s text:c="4"/>16504</text:p>
      <text:p text:style-name="P3">Class 1 == beta barrel <text:s text:c="6"/>0.00 <text:s text:c="5"/>0.00 <text:s text:c="5"/>0.00 <text:s text:c="5"/>5661</text:p>
      <text:p text:style-name="P3"/>
      <text:p text:style-name="P3"><text:s text:c="11"/>avg / total <text:s text:c="6"/>0.55 <text:s text:c="5"/>0.74 <text:s text:c="5"/>0.64 <text:s text:c="4"/>22165</text:p>
      <text:p text:style-name="P3"/>
      <text:p text:style-name="P3">[ 0.74447452 <text:s/>0.74464245 <text:s/>0.74464245 <text:s/>0.74464245 <text:s/>0.74458484]</text:p>
      <text:p text:style-name="P3">The accuracy for a sliding window of 11: 0.7446 (+/- 0.0001)</text:p>
      <text:p text:style-name="P3">Cross-Predicted Accuracy: -0.343007755696</text:p>
      <text:p text:style-name="P3"/>
      <text:p text:style-name="P3"><text:soft-page-break/></text:p>
      <text:p text:style-name="P3"/>
      <text:p text:style-name="P3">POLYNOMIAL KERNEL TYPE</text:p>
      <text:p text:style-name="P3">RESULTS FOR SLIDING WINDOW <text:s/>11</text:p>
      <text:p text:style-name="P3">Confusion matrix, without normalization</text:p>
      <text:p text:style-name="P3">[[16504 <text:s text:c="4"/>0]</text:p>
      <text:p text:style-name="P3"><text:s/>[ 5661 <text:s text:c="4"/>0]]</text:p>
      <text:p text:style-name="P3">Normalized confusion matrix</text:p>
      <text:p text:style-name="P3">[[ 1. <text:s/>0.]</text:p>
      <text:p text:style-name="P3"><text:s/>[ 1. <text:s/>0.]]</text:p>
      <text:p text:style-name="P3">/home/u2351/.local/lib/python3.5/site-packages/sklearn/metrics/classification.py:1135: UndefinedMetricWarning: Precision and F-score are ill-defined and being set to 0.0 in labels with no predicted samples.</text:p>
      <text:p text:style-name="P3"><text:s text:c="2"/>'precision', 'predicted', average, warn_for)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4 <text:s text:c="5"/>1.00 <text:s text:c="5"/>0.85 <text:s text:c="4"/>16504</text:p>
      <text:p text:style-name="P3">Class 1 == beta barrel <text:s text:c="6"/>0.00 <text:s text:c="5"/>0.00 <text:s text:c="5"/>0.00 <text:s text:c="5"/>5661</text:p>
      <text:p text:style-name="P3"/>
      <text:p text:style-name="P3"><text:s text:c="11"/>avg / total <text:s text:c="6"/>0.55 <text:s text:c="5"/>0.74 <text:s text:c="5"/>0.64 <text:s text:c="4"/>22165</text:p>
      <text:p text:style-name="P3"/>
      <text:p text:style-name="P3">[ 0.74447452 <text:s/>0.74464245 <text:s/>0.74464245 <text:s/>0.74464245 <text:s/>0.74458484]</text:p>
      <text:p text:style-name="P3">The accuracy for a sliding window of 11: 0.7446 (+/- 0.0001)</text:p>
      <text:p text:style-name="P3">Cross-Predicted Accuracy: -0.343007755696</text:p>
      <text:p text:style-name="P3"/>
      <text:p text:style-name="P3"/>
      <text:p text:style-name="P3"/>
      <text:p text:style-name="P3">SIGMOID KERNEL TYPE</text:p>
      <text:p text:style-name="P3">RESULTS FOR SLIDING WINDOW <text:s/>11</text:p>
      <text:p text:style-name="P3">Confusion matrix, without normalization</text:p>
      <text:p text:style-name="P3">[[16504 <text:s text:c="4"/>0]</text:p>
      <text:p text:style-name="P3"><text:s/>[ 5661 <text:s text:c="4"/>0]]</text:p>
      <text:p text:style-name="P3">Normalized confusion matrix</text:p>
      <text:p text:style-name="P3">[[ 1. <text:s/>0.]</text:p>
      <text:p text:style-name="P3"><text:s/>[ 1. <text:s/>0.]]</text:p>
      <text:p text:style-name="P3">/home/u2351/.local/lib/python3.5/site-packages/sklearn/metrics/classification.py:1135: UndefinedMetricWarning: Precision and F-score are ill-defined and being set to 0.0 in labels with no predicted samples.</text:p>
      <text:p text:style-name="P3"><text:s text:c="2"/>'precision', 'predicted', average, warn_for)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4 <text:s text:c="5"/>1.00 <text:s text:c="5"/>0.85 <text:s text:c="4"/>16504</text:p>
      <text:p text:style-name="P3">Class 1 == beta barrel <text:s text:c="6"/>0.00 <text:s text:c="5"/>0.00 <text:s text:c="5"/>0.00 <text:s text:c="5"/>5661</text:p>
      <text:p text:style-name="P3"/>
      <text:p text:style-name="P3"><text:s text:c="11"/>avg / total <text:s text:c="6"/>0.55 <text:s text:c="5"/>0.74 <text:s text:c="5"/>0.64 <text:s text:c="4"/>22165</text:p>
      <text:p text:style-name="P3"/>
      <text:p text:style-name="P3">[ 0.74447452 <text:s/>0.74464245 <text:s/>0.74464245 <text:s/>0.74464245 <text:s/>0.74458484]</text:p>
      <text:p text:style-name="P3">The accuracy for a sliding window of 11: 0.7446 (+/- 0.0001)</text:p>
      <text:p text:style-name="P3">Cross-Predicted Accuracy: -0.343007755696</text:p>
      <text:p text:style-name="P3"><text:soft-page-break/></text:p>
      <text:p text:style-name="P3">RBF KERNEL TYPE</text:p>
      <text:p text:style-name="P3">RESULTS FOR SLIDING WINDOW <text:s/>13</text:p>
      <text:p text:style-name="P3">Confusion matrix, without normalization</text:p>
      <text:p text:style-name="P3">[[16504 <text:s text:c="4"/>0]</text:p>
      <text:p text:style-name="P3"><text:s/>[ 5661 <text:s text:c="4"/>0]]</text:p>
      <text:p text:style-name="P3">Normalized confusion matrix</text:p>
      <text:p text:style-name="P3">[[ 1. <text:s/>0.]</text:p>
      <text:p text:style-name="P3"><text:s/>[ 1. <text:s/>0.]]</text:p>
      <text:p text:style-name="P3">/home/u2351/.local/lib/python3.5/site-packages/sklearn/metrics/classification.py:1135: UndefinedMetricWarning: Precision and F-score are ill-defined and being set to 0.0 in labels with no predicted samples.</text:p>
      <text:p text:style-name="P3"><text:s text:c="2"/>'precision', 'predicted', average, warn_for)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4 <text:s text:c="5"/>1.00 <text:s text:c="5"/>0.85 <text:s text:c="4"/>16504</text:p>
      <text:p text:style-name="P3">Class 1 == beta barrel <text:s text:c="6"/>0.00 <text:s text:c="5"/>0.00 <text:s text:c="5"/>0.00 <text:s text:c="5"/>5661</text:p>
      <text:p text:style-name="P3"/>
      <text:p text:style-name="P3"><text:s text:c="11"/>avg / total <text:s text:c="6"/>0.55 <text:s text:c="5"/>0.74 <text:s text:c="5"/>0.64 <text:s text:c="4"/>22165</text:p>
      <text:p text:style-name="P3"/>
      <text:p text:style-name="P3">[ 0.74447452 <text:s/>0.74464245 <text:s/>0.74464245 <text:s/>0.74464245 <text:s/>0.74458484]</text:p>
      <text:p text:style-name="P3">The accuracy for a sliding window of 13: 0.7446 (+/- 0.0001)</text:p>
      <text:p text:style-name="P3">Cross-Predicted Accuracy: -0.343007755696</text:p>
      <text:p text:style-name="P3"/>
      <text:p text:style-name="P3"/>
      <text:p text:style-name="P3"/>
      <text:p text:style-name="P3">POLYNOMIAL KERNEL TYPE</text:p>
      <text:p text:style-name="P3">RESULTS FOR SLIDING WINDOW <text:s/>13</text:p>
      <text:p text:style-name="P3">Confusion matrix, without normalization</text:p>
      <text:p text:style-name="P3">[[16504 <text:s text:c="4"/>0]</text:p>
      <text:p text:style-name="P3"><text:s/>[ 5661 <text:s text:c="4"/>0]]</text:p>
      <text:p text:style-name="P3">Normalized confusion matrix</text:p>
      <text:p text:style-name="P3">[[ 1. <text:s/>0.]</text:p>
      <text:p text:style-name="P3"><text:s/>[ 1. <text:s/>0.]]</text:p>
      <text:p text:style-name="P3">/home/u2351/.local/lib/python3.5/site-packages/sklearn/metrics/classification.py:1135: UndefinedMetricWarning: Precision and F-score are ill-defined and being set to 0.0 in labels with no predicted samples.</text:p>
      <text:p text:style-name="P3"><text:s text:c="2"/>'precision', 'predicted', average, warn_for)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4 <text:s text:c="5"/>1.00 <text:s text:c="5"/>0.85 <text:s text:c="4"/>16504</text:p>
      <text:p text:style-name="P3">Class 1 == beta barrel <text:s text:c="6"/>0.00 <text:s text:c="5"/>0.00 <text:s text:c="5"/>0.00 <text:s text:c="5"/>5661</text:p>
      <text:p text:style-name="P3"/>
      <text:p text:style-name="P3"><text:s text:c="11"/>avg / total <text:s text:c="6"/>0.55 <text:s text:c="5"/>0.74 <text:s text:c="5"/>0.64 <text:s text:c="4"/>22165</text:p>
      <text:p text:style-name="P3"/>
      <text:p text:style-name="P3">[ 0.74447452 <text:s/>0.74464245 <text:s/>0.74464245 <text:s/>0.74464245 <text:s/>0.74458484]</text:p>
      <text:p text:style-name="P3">The accuracy for a sliding window of 13: 0.7446 (+/- 0.0001)</text:p>
      <text:p text:style-name="P3">Cross-Predicted Accuracy: -0.343007755696</text:p>
      <text:p text:style-name="P3"/>
      <text:p text:style-name="P3"><text:soft-page-break/></text:p>
      <text:p text:style-name="P3"/>
      <text:p text:style-name="P3">SIGMOID KERNEL TYPE</text:p>
      <text:p text:style-name="P3">RESULTS FOR SLIDING WINDOW <text:s/>13</text:p>
      <text:p text:style-name="P3">Confusion matrix, without normalization</text:p>
      <text:p text:style-name="P3">[[16504 <text:s text:c="4"/>0]</text:p>
      <text:p text:style-name="P3"><text:s/>[ 5661 <text:s text:c="4"/>0]]</text:p>
      <text:p text:style-name="P3">Normalized confusion matrix</text:p>
      <text:p text:style-name="P3">[[ 1. <text:s/>0.]</text:p>
      <text:p text:style-name="P3"><text:s/>[ 1. <text:s/>0.]]</text:p>
      <text:p text:style-name="P3">/home/u2351/.local/lib/python3.5/site-packages/sklearn/metrics/classification.py:1135: UndefinedMetricWarning: Precision and F-score are ill-defined and being set to 0.0 in labels with no predicted samples.</text:p>
      <text:p text:style-name="P3"><text:s text:c="2"/>'precision', 'predicted', average, warn_for)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4 <text:s text:c="5"/>1.00 <text:s text:c="5"/>0.85 <text:s text:c="4"/>16504</text:p>
      <text:p text:style-name="P3">Class 1 == beta barrel <text:s text:c="6"/>0.00 <text:s text:c="5"/>0.00 <text:s text:c="5"/>0.00 <text:s text:c="5"/>5661</text:p>
      <text:p text:style-name="P3"/>
      <text:p text:style-name="P3"><text:s text:c="11"/>avg / total <text:s text:c="6"/>0.55 <text:s text:c="5"/>0.74 <text:s text:c="5"/>0.64 <text:s text:c="4"/>22165</text:p>
      <text:p text:style-name="P3"/>
      <text:p text:style-name="P3">[ 0.74447452 <text:s/>0.74464245 <text:s/>0.74464245 <text:s/>0.74464245 <text:s/>0.74458484]</text:p>
      <text:p text:style-name="P3">The accuracy for a sliding window of 13: 0.7446 (+/- 0.0001)</text:p>
      <text:p text:style-name="P3">Cross-Predicted Accuracy: -0.343007755696</text:p>
      <text:p text:style-name="P3"/>
      <text:p text:style-name="P3">RBF KERNEL TYPE</text:p>
      <text:p text:style-name="P3">RESULTS FOR SLIDING WINDOW <text:s/>15</text:p>
      <text:p text:style-name="P3">Confusion matrix, without normalization</text:p>
      <text:p text:style-name="P3">[[16504 <text:s text:c="4"/>0]</text:p>
      <text:p text:style-name="P3"><text:s/>[ 5661 <text:s text:c="4"/>0]]</text:p>
      <text:p text:style-name="P3">Normalized confusion matrix</text:p>
      <text:p text:style-name="P3">[[ 1. <text:s/>0.]</text:p>
      <text:p text:style-name="P3"><text:s/>[ 1. <text:s/>0.]]</text:p>
      <text:p text:style-name="P3">/home/u2351/.local/lib/python3.5/site-packages/sklearn/metrics/classification.py:1135: UndefinedMetricWarning: Precision and F-score are ill-defined and being set to 0.0 in labels with no predicted samples.</text:p>
      <text:p text:style-name="P3"><text:s text:c="2"/>'precision', 'predicted', average, warn_for)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4 <text:s text:c="5"/>1.00 <text:s text:c="5"/>0.85 <text:s text:c="4"/>16504</text:p>
      <text:p text:style-name="P3">Class 1 == beta barrel <text:s text:c="6"/>0.00 <text:s text:c="5"/>0.00 <text:s text:c="5"/>0.00 <text:s text:c="5"/>5661</text:p>
      <text:p text:style-name="P3"/>
      <text:p text:style-name="P3"><text:s text:c="11"/>avg / total <text:s text:c="6"/>0.55 <text:s text:c="5"/>0.74 <text:s text:c="5"/>0.64 <text:s text:c="4"/>22165</text:p>
      <text:p text:style-name="P3"/>
      <text:p text:style-name="P3">[ 0.74447452 <text:s/>0.74464245 <text:s/>0.74464245 <text:s/>0.74464245 <text:s/>0.74458484]</text:p>
      <text:p text:style-name="P3">The accuracy for a sliding window of 15: 0.7446 (+/- 0.0001)</text:p>
      <text:p text:style-name="P3">Cross-Predicted Accuracy: -0.343007755696</text:p>
      <text:p text:style-name="P3"/>
      <text:p text:style-name="P3"/>
      <text:p text:style-name="P3"><text:soft-page-break/></text:p>
      <text:p text:style-name="P3">POLYNOMIAL KERNEL TYPE</text:p>
      <text:p text:style-name="P3">RESULTS FOR SLIDING WINDOW <text:s/>15</text:p>
      <text:p text:style-name="P3">Confusion matrix, without normalization</text:p>
      <text:p text:style-name="P3">[[16504 <text:s text:c="4"/>0]</text:p>
      <text:p text:style-name="P3"><text:s/>[ 5661 <text:s text:c="4"/>0]]</text:p>
      <text:p text:style-name="P3">Normalized confusion matrix</text:p>
      <text:p text:style-name="P3">[[ 1. <text:s/>0.]</text:p>
      <text:p text:style-name="P3"><text:s/>[ 1. <text:s/>0.]]</text:p>
      <text:p text:style-name="P3">/home/u2351/.local/lib/python3.5/site-packages/sklearn/metrics/classification.py:1135: UndefinedMetricWarning: Precision and F-score are ill-defined and being set to 0.0 in labels with no predicted samples.</text:p>
      <text:p text:style-name="P3"><text:s text:c="2"/>'precision', 'predicted', average, warn_for)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4 <text:s text:c="5"/>1.00 <text:s text:c="5"/>0.85 <text:s text:c="4"/>16504</text:p>
      <text:p text:style-name="P3">Class 1 == beta barrel <text:s text:c="6"/>0.00 <text:s text:c="5"/>0.00 <text:s text:c="5"/>0.00 <text:s text:c="5"/>5661</text:p>
      <text:p text:style-name="P3"/>
      <text:p text:style-name="P3"><text:s text:c="11"/>avg / total <text:s text:c="6"/>0.55 <text:s text:c="5"/>0.74 <text:s text:c="5"/>0.64 <text:s text:c="4"/>22165</text:p>
      <text:p text:style-name="P3"/>
      <text:p text:style-name="P3">[ 0.74447452 <text:s/>0.74464245 <text:s/>0.74464245 <text:s/>0.74464245 <text:s/>0.74458484]</text:p>
      <text:p text:style-name="P3">The accuracy for a sliding window of 15: 0.7446 (+/- 0.0001)</text:p>
      <text:p text:style-name="P3">Cross-Predicted Accuracy: -0.343007755696</text:p>
      <text:p text:style-name="P3"/>
      <text:p text:style-name="P3"/>
      <text:p text:style-name="P3"/>
      <text:p text:style-name="P3">SIGMOID KERNEL TYPE</text:p>
      <text:p text:style-name="P3">RESULTS FOR SLIDING WINDOW <text:s/>15</text:p>
      <text:p text:style-name="P3">Confusion matrix, without normalization</text:p>
      <text:p text:style-name="P3">[[16504 <text:s text:c="4"/>0]</text:p>
      <text:p text:style-name="P3"><text:s/>[ 5661 <text:s text:c="4"/>0]]</text:p>
      <text:p text:style-name="P3">Normalized confusion matrix</text:p>
      <text:p text:style-name="P3">[[ 1. <text:s/>0.]</text:p>
      <text:p text:style-name="P3"><text:s/>[ 1. <text:s/>0.]]</text:p>
      <text:p text:style-name="P3">/home/u2351/.local/lib/python3.5/site-packages/sklearn/metrics/classification.py:1135: UndefinedMetricWarning: Precision and F-score are ill-defined and being set to 0.0 in labels with no predicted samples.</text:p>
      <text:p text:style-name="P3"><text:s text:c="2"/>'precision', 'predicted', average, warn_for)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4 <text:s text:c="5"/>1.00 <text:s text:c="5"/>0.85 <text:s text:c="4"/>16504</text:p>
      <text:p text:style-name="P3">Class 1 == beta barrel <text:s text:c="6"/>0.00 <text:s text:c="5"/>0.00 <text:s text:c="5"/>0.00 <text:s text:c="5"/>5661</text:p>
      <text:p text:style-name="P3"/>
      <text:p text:style-name="P3"><text:s text:c="11"/>avg / total <text:s text:c="6"/>0.55 <text:s text:c="5"/>0.74 <text:s text:c="5"/>0.64 <text:s text:c="4"/>22165</text:p>
      <text:p text:style-name="P3"/>
      <text:p text:style-name="P3">[ 0.74447452 <text:s/>0.74464245 <text:s/>0.74464245 <text:s/>0.74464245 <text:s/>0.74458484]</text:p>
      <text:p text:style-name="P3">The accuracy for a sliding window of 15: 0.7446 (+/- 0.0001)</text:p>
      <text:p text:style-name="P3">Cross-Predicted Accuracy: -0.343007755696</text:p>
      <text:p text:style-name="P3"/>
      <text:p text:style-name="P3"><text:soft-page-break/>RBF KERNEL TYPE</text:p>
      <text:p text:style-name="P3">RESULTS FOR SLIDING WINDOW <text:s/>17</text:p>
      <text:p text:style-name="P3">Confusion matrix, without normalization</text:p>
      <text:p text:style-name="P3">[[16504 <text:s text:c="4"/>0]</text:p>
      <text:p text:style-name="P3"><text:s/>[ 5660 <text:s text:c="4"/>1]]</text:p>
      <text:p text:style-name="P3">Normalized confusion matrix</text:p>
      <text:p text:style-name="P3">[[ <text:s/>1.00000000e+00 <text:s text:c="2"/>0.00000000e+00]</text:p>
      <text:p text:style-name="P3"><text:s/>[ <text:s/>9.99823353e-01 <text:s text:c="2"/>1.76647235e-04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4 <text:s text:c="5"/>1.00 <text:s text:c="5"/>0.85 <text:s text:c="4"/>16504</text:p>
      <text:p text:style-name="P3">Class 1 == beta barrel <text:s text:c="6"/>1.00 <text:s text:c="5"/>0.00 <text:s text:c="5"/>0.00 <text:s text:c="5"/>5661</text:p>
      <text:p text:style-name="P3"/>
      <text:p text:style-name="P3"><text:s text:c="11"/>avg / total <text:s text:c="6"/>0.81 <text:s text:c="5"/>0.74 <text:s text:c="5"/>0.64 <text:s text:c="4"/>22165</text:p>
      <text:p text:style-name="P3"/>
      <text:p text:style-name="P3">[ 0.74470005 <text:s/>0.74464245 <text:s/>0.74464245 <text:s/>0.74464245 <text:s/>0.74458484]</text:p>
      <text:p text:style-name="P3">The accuracy for a sliding window of 17: 0.7446 (+/- 0.0001)</text:p>
      <text:p text:style-name="P3">Cross-Predicted Accuracy: -0.342770517088</text:p>
      <text:p text:style-name="P3"/>
      <text:p text:style-name="P3"/>
      <text:p text:style-name="P3"/>
      <text:p text:style-name="P3">POLYNOMIAL KERNEL TYPE</text:p>
      <text:p text:style-name="P3">RESULTS FOR SLIDING WINDOW <text:s/>17</text:p>
      <text:p text:style-name="P3">Confusion matrix, without normalization</text:p>
      <text:p text:style-name="P3">[[16504 <text:s text:c="4"/>0]</text:p>
      <text:p text:style-name="P3"><text:s/>[ 5661 <text:s text:c="4"/>0]]</text:p>
      <text:p text:style-name="P3">Normalized confusion matrix</text:p>
      <text:p text:style-name="P3">[[ 1. <text:s/>0.]</text:p>
      <text:p text:style-name="P3"><text:s/>[ 1. <text:s/>0.]]</text:p>
      <text:p text:style-name="P3">/home/u2351/.local/lib/python3.5/site-packages/sklearn/metrics/classification.py:1135: UndefinedMetricWarning: Precision and F-score are ill-defined and being set to 0.0 in labels with no predicted samples.</text:p>
      <text:p text:style-name="P3"><text:s text:c="2"/>'precision', 'predicted', average, warn_for)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4 <text:s text:c="5"/>1.00 <text:s text:c="5"/>0.85 <text:s text:c="4"/>16504</text:p>
      <text:p text:style-name="P3">Class 1 == beta barrel <text:s text:c="6"/>0.00 <text:s text:c="5"/>0.00 <text:s text:c="5"/>0.00 <text:s text:c="5"/>5661</text:p>
      <text:p text:style-name="P3"/>
      <text:p text:style-name="P3"><text:s text:c="11"/>avg / total <text:s text:c="6"/>0.55 <text:s text:c="5"/>0.74 <text:s text:c="5"/>0.64 <text:s text:c="4"/>22165</text:p>
      <text:p text:style-name="P3"/>
      <text:p text:style-name="P3">[ 0.74447452 <text:s/>0.74464245 <text:s/>0.74464245 <text:s/>0.74464245 <text:s/>0.74458484]</text:p>
      <text:p text:style-name="P3">The accuracy for a sliding window of 17: 0.7446 (+/- 0.0001)</text:p>
      <text:p text:style-name="P3">Cross-Predicted Accuracy: -0.343007755696</text:p>
      <text:p text:style-name="P3"/>
      <text:p text:style-name="P3"/>
      <text:p text:style-name="P3"/>
      <text:p text:style-name="P3">SIGMOID KERNEL TYPE</text:p>
      <text:p text:style-name="P3">RESULTS FOR SLIDING WINDOW <text:s/>17</text:p>
      <text:p text:style-name="P3">Confusion matrix, without normalization</text:p>
      <text:p text:style-name="P3"><text:soft-page-break/>[[16504 <text:s text:c="4"/>0]</text:p>
      <text:p text:style-name="P3"><text:s/>[ 5661 <text:s text:c="4"/>0]]</text:p>
      <text:p text:style-name="P3">Normalized confusion matrix</text:p>
      <text:p text:style-name="P3">[[ 1. <text:s/>0.]</text:p>
      <text:p text:style-name="P3"><text:s/>[ 1. <text:s/>0.]]</text:p>
      <text:p text:style-name="P3">/home/u2351/.local/lib/python3.5/site-packages/sklearn/metrics/classification.py:1135: UndefinedMetricWarning: Precision and F-score are ill-defined and being set to 0.0 in labels with no predicted samples.</text:p>
      <text:p text:style-name="P3"><text:s text:c="2"/>'precision', 'predicted', average, warn_for)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4 <text:s text:c="5"/>1.00 <text:s text:c="5"/>0.85 <text:s text:c="4"/>16504</text:p>
      <text:p text:style-name="P3">Class 1 == beta barrel <text:s text:c="6"/>0.00 <text:s text:c="5"/>0.00 <text:s text:c="5"/>0.00 <text:s text:c="5"/>5661</text:p>
      <text:p text:style-name="P3"/>
      <text:p text:style-name="P3"><text:s text:c="11"/>avg / total <text:s text:c="6"/>0.55 <text:s text:c="5"/>0.74 <text:s text:c="5"/>0.64 <text:s text:c="4"/>22165</text:p>
      <text:p text:style-name="P3"/>
      <text:p text:style-name="P3">[ 0.74447452 <text:s/>0.74464245 <text:s/>0.74464245 <text:s/>0.74464245 <text:s/>0.74458484]</text:p>
      <text:p text:style-name="P3">The accuracy for a sliding window of 17: 0.7446 (+/- 0.0001)</text:p>
      <text:p text:style-name="P3">Cross-Predicted Accuracy: -0.343007755696</text:p>
      <text:p text:style-name="P3"/>
      <text:p text:style-name="P3">RBF KERNEL TYPE</text:p>
      <text:p text:style-name="P3">RESULTS FOR SLIDING WINDOW <text:s/>19</text:p>
      <text:p text:style-name="P3">Confusion matrix, without normalization</text:p>
      <text:p text:style-name="P3">[[16504 <text:s text:c="4"/>0]</text:p>
      <text:p text:style-name="P3"><text:s/>[ 5659 <text:s text:c="4"/>2]]</text:p>
      <text:p text:style-name="P3">Normalized confusion matrix</text:p>
      <text:p text:style-name="P3">[[ <text:s/>1.00000000e+00 <text:s text:c="2"/>0.00000000e+00]</text:p>
      <text:p text:style-name="P3"><text:s/>[ <text:s/>9.99646706e-01 <text:s text:c="2"/>3.53294471e-04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4 <text:s text:c="5"/>1.00 <text:s text:c="5"/>0.85 <text:s text:c="4"/>16504</text:p>
      <text:p text:style-name="P3">Class 1 == beta barrel <text:s text:c="6"/>1.00 <text:s text:c="5"/>0.00 <text:s text:c="5"/>0.00 <text:s text:c="5"/>5661</text:p>
      <text:p text:style-name="P3"/>
      <text:p text:style-name="P3"><text:s text:c="11"/>avg / total <text:s text:c="6"/>0.81 <text:s text:c="5"/>0.74 <text:s text:c="5"/>0.64 <text:s text:c="4"/>22165</text:p>
      <text:p text:style-name="P3"/>
      <text:p text:style-name="P3">[ 0.74447452 <text:s/>0.74464245 <text:s/>0.74464245 <text:s/>0.74464245 <text:s/>0.7450361 ]</text:p>
      <text:p text:style-name="P3">The accuracy for a sliding window of 19: 0.7447 (+/- 0.0004)</text:p>
      <text:p text:style-name="P3">Cross-Predicted Accuracy: -0.342533278481</text:p>
      <text:p text:style-name="P3"/>
      <text:p text:style-name="P3"/>
      <text:p text:style-name="P3"/>
      <text:p text:style-name="P3">POLYNOMIAL KERNEL TYPE</text:p>
      <text:p text:style-name="P3">RESULTS FOR SLIDING WINDOW <text:s/>19</text:p>
      <text:p text:style-name="P3">Confusion matrix, without normalization</text:p>
      <text:p text:style-name="P3">[[16504 <text:s text:c="4"/>0]</text:p>
      <text:p text:style-name="P3"><text:s/>[ 5661 <text:s text:c="4"/>0]]</text:p>
      <text:p text:style-name="P3">Normalized confusion matrix</text:p>
      <text:p text:style-name="P3">[[ 1. <text:s/>0.]</text:p>
      <text:p text:style-name="P3"><text:s/>[ 1. <text:s/>0.]]</text:p>
      <text:p text:style-name="P3"><text:soft-page-break/>/home/u2351/.local/lib/python3.5/site-packages/sklearn/metrics/classification.py:1135: UndefinedMetricWarning: Precision and F-score are ill-defined and being set to 0.0 in labels with no predicted samples.</text:p>
      <text:p text:style-name="P3"><text:s text:c="2"/>'precision', 'predicted', average, warn_for)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4 <text:s text:c="5"/>1.00 <text:s text:c="5"/>0.85 <text:s text:c="4"/>16504</text:p>
      <text:p text:style-name="P3">Class 1 == beta barrel <text:s text:c="6"/>0.00 <text:s text:c="5"/>0.00 <text:s text:c="5"/>0.00 <text:s text:c="5"/>5661</text:p>
      <text:p text:style-name="P3"/>
      <text:p text:style-name="P3"><text:s text:c="11"/>avg / total <text:s text:c="6"/>0.55 <text:s text:c="5"/>0.74 <text:s text:c="5"/>0.64 <text:s text:c="4"/>22165</text:p>
      <text:p text:style-name="P3"/>
      <text:p text:style-name="P3">[ 0.74447452 <text:s/>0.74464245 <text:s/>0.74464245 <text:s/>0.74464245 <text:s/>0.74458484]</text:p>
      <text:p text:style-name="P3">The accuracy for a sliding window of 19: 0.7446 (+/- 0.0001)</text:p>
      <text:p text:style-name="P3">Cross-Predicted Accuracy: -0.343007755696</text:p>
      <text:p text:style-name="P3"/>
      <text:p text:style-name="P3"/>
      <text:p text:style-name="P3"/>
      <text:p text:style-name="P3">SIGMOID KERNEL TYPE</text:p>
      <text:p text:style-name="P3">RESULTS FOR SLIDING WINDOW <text:s/>19</text:p>
      <text:p text:style-name="P3">Confusion matrix, without normalization</text:p>
      <text:p text:style-name="P3">[[16504 <text:s text:c="4"/>0]</text:p>
      <text:p text:style-name="P3"><text:s/>[ 5661 <text:s text:c="4"/>0]]</text:p>
      <text:p text:style-name="P3">Normalized confusion matrix</text:p>
      <text:p text:style-name="P3">[[ 1. <text:s/>0.]</text:p>
      <text:p text:style-name="P3"><text:s/>[ 1. <text:s/>0.]]</text:p>
      <text:p text:style-name="P3">/home/u2351/.local/lib/python3.5/site-packages/sklearn/metrics/classification.py:1135: UndefinedMetricWarning: Precision and F-score are ill-defined and being set to 0.0 in labels with no predicted samples.</text:p>
      <text:p text:style-name="P3"><text:s text:c="2"/>'precision', 'predicted', average, warn_for)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4 <text:s text:c="5"/>1.00 <text:s text:c="5"/>0.85 <text:s text:c="4"/>16504</text:p>
      <text:p text:style-name="P3">Class 1 == beta barrel <text:s text:c="6"/>0.00 <text:s text:c="5"/>0.00 <text:s text:c="5"/>0.00 <text:s text:c="5"/>5661</text:p>
      <text:p text:style-name="P3"/>
      <text:p text:style-name="P3"><text:s text:c="11"/>avg / total <text:s text:c="6"/>0.55 <text:s text:c="5"/>0.74 <text:s text:c="5"/>0.64 <text:s text:c="4"/>22165</text:p>
      <text:p text:style-name="P3"/>
      <text:p text:style-name="P3">[ 0.74447452 <text:s/>0.74464245 <text:s/>0.74464245 <text:s/>0.74464245 <text:s/>0.74458484]</text:p>
      <text:p text:style-name="P3">The accuracy for a sliding window of 19: 0.7446 (+/- 0.0001)</text:p>
      <text:p text:style-name="P3">Cross-Predicted Accuracy: -0.343007755696</text:p>
      <text:p text:style-name="P3"/>
      <text:p text:style-name="P3">Total Running Time: 4:02:58.968180</text:p>
      <text:p text:style-name="P3">Bye!!!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1:24:17.186661986</meta:creation-date>
    <dc:date>2018-03-07T15:25:59.120329077</dc:date>
    <meta:editing-duration>PT2M3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9" meta:paragraph-count="613" meta:word-count="3431" meta:character-count="29592" meta:non-whitespace-character-count="22305"/>
  </office:meta>
</office:document-meta>
</file>